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11.8cm"/>
    </style:style>
    <style:style style:name="co3" style:family="table-column">
      <style:table-column-properties fo:break-before="auto" style:column-width="22.54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sultatScraping9Rezum_250mo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table-cell office:value-type="string" calcext:value-type="string">
            <text:p>inputFr</text:p>
          </table:table-cell>
          <table:table-cell office:value-type="string" calcext:value-type="string">
            <text:p>TextFr</text:p>
          </table:table-cell>
          <table:table-cell/>
        </table:table-row>
        <table:table-row table:style-name="ro1">
          <table:table-cell office:value-type="float" office:value="0" calcext:value-type="float">
            <text:p>0</text:p>
          </table:table-cell>
          <table:table-cell office:value-type="string" calcext:value-type="string">
            <text:p>This cereal is likely to change the world!</text:p>
          </table:table-cell>
          <table:table-cell office:value-type="string" calcext:value-type="string">
            <text:p>Si vous avez ces céréales à la maison, essayez de trouver un moyen de les sortir de votre frigo. la céréale est susceptible de changer le monde!</text:p>
          </table:table-cell>
          <table:table-cell office:value-type="string" calcext:value-type="string">
            <text:p>oui</text:p>
          </table:table-cell>
        </table:table-row>
        <table:table-row table:style-name="ro1">
          <table:table-cell office:value-type="float" office:value="1" calcext:value-type="float">
            <text:p>1</text:p>
          </table:table-cell>
          <table:table-cell office:value-type="string" calcext:value-type="string">
            <text:p>The inexorable melting of the pack ice the disappearance of bears</text:p>
          </table:table-cell>
          <table:table-cell office:value-type="string" calcext:value-type="string">
            <text:p>les ours peuvent monter dans les montagnes et rester dans un corps gelé pendant plusieurs mois sans glace ni eau. mais le corps est gelé et se décompose plus rapidement quand il obtient plus d'eau, d'eau ou de neige, et il doit être maintenu en place pendant plus de mois avec de l'eau et de l'eau jusqu'à ce qu'il commence à fondre ou il n'est plus en mesure de se regonfler.</text:p>
          </table:table-cell>
          <table:table-cell office:value-type="string" calcext:value-type="string">
            <text:p>non</text:p>
          </table:table-cell>
        </table:table-row>
        <table:table-row table:style-name="ro1">
          <table:table-cell office:value-type="float" office:value="2" calcext:value-type="float">
            <text:p>2</text:p>
          </table:table-cell>
          <table:table-cell office:value-type="string" calcext:value-type="string">
            <text:p>We will never repeat enough than the seas and the</text:p>
          </table:table-cell>
          <table:table-cell office:value-type="string" calcext:value-type="string">
            <text:p>la seule issue de cette obscurité éternelle est par l'Esprit Saint. nous ne ferons aucune erreur dans la prière, ni dans notre vie.</text:p>
          </table:table-cell>
          <table:table-cell office:value-type="string" calcext:value-type="string">
            <text:p>oui</text:p>
          </table:table-cell>
        </table:table-row>
        <table:table-row table:style-name="ro1">
          <table:table-cell office:value-type="float" office:value="3" calcext:value-type="float">
            <text:p>3</text:p>
          </table:table-cell>
          <table:table-cell office:value-type="string" calcext:value-type="string">
            <text:p>What is the impact on aquatic ecosystems and health?</text:p>
          </table:table-cell>
          <table:table-cell office:value-type="string" calcext:value-type="string">
            <text:p>la Loi de 1998 sur la biodiversité prévoit que le gouvernement fédéral doit tenir compte des répercussions des catastrophes. La loi interdit également au gouvernement de blâmer le public pour une catastrophe, parce qu'il n'y a manifestement aucune justification à cela. nous nous attaquons également aux changements climatiques, tels que la protection du niveau de la mer, qui est notre plus grande menace pour les espèces et notre vie marine.</text:p>
          </table:table-cell>
          <table:table-cell office:value-type="string" calcext:value-type="string">
            <text:p>oui</text:p>
          </table:table-cell>
        </table:table-row>
        <table:table-row table:style-name="ro1">
          <table:table-cell office:value-type="float" office:value="4" calcext:value-type="float">
            <text:p>4</text:p>
          </table:table-cell>
          <table:table-cell office:value-type="string" calcext:value-type="string">
            <text:p>The Nuclear Safety Authority opens a consultation on the</text:p>
          </table:table-cell>
          <table:table-cell office:value-type="string" calcext:value-type="string">
            <text:p>les nouveaux protocoles devraient être achevés d'ici la mi-2017. le gouvernement cherchera également à renforcer son dossier de sûreté nucléaire en examinant les règles des CNS, qui prévoient des garanties plus strictes en matière d'inspections.</text:p>
          </table:table-cell>
          <table:table-cell office:value-type="string" calcext:value-type="string">
            <text:p>oui</text:p>
          </table:table-cell>
        </table:table-row>
        <table:table-row table:style-name="ro1">
          <table:table-cell office:value-type="float" office:value="5" calcext:value-type="float">
            <text:p>5</text:p>
          </table:table-cell>
          <table:table-cell office:value-type="string" calcext:value-type="string">
            <text:p>On 1 December the French Office for Biodiversity launched</text:p>
          </table:table-cell>
          <table:table-cell office:value-type="string" calcext:value-type="string">
            <text:p>le 1er décembre, l'Office français de la biodiversité a lancé un plan visant à accroître la visibilité des oiseaux et des poissons, ainsi qu'à réduire le risque de maladie. le plan comprenait la création de la commission nationale des mammifères marins devant être dirigée par des experts nommés par le président et un conseil d'experts indépendant nommé du gouvernement. on espère que la commission mènera à une sensibilisation accrue du public au rôle du milieu marin dans la santé humaine et la sécurité des espèces sauvages marines;</text:p>
          </table:table-cell>
          <table:table-cell office:value-type="string" calcext:value-type="string">
            <text:p>oui</text:p>
          </table:table-cell>
        </table:table-row>
        <table:table-row table:style-name="ro1">
          <table:table-cell office:value-type="float" office:value="6" calcext:value-type="float">
            <text:p>6</text:p>
          </table:table-cell>
          <table:table-cell office:value-type="string" calcext:value-type="string">
            <text:p>The project to create a regional express network RERV bike</text:p>
          </table:table-cell>
          <table:table-cell office:value-type="string" calcext:value-type="string">
            <text:p>le projet de création d'un réseau express régional reliera le Sacramento et los Angeles, et la Route de la Côte du Pacifique. les pistes cyclables relieront avec l'autoroute LA pour faire place au corridor de transit express la-Mid-America.La construction du projet ferroviaire L est prévue pour 2021 et devrait être terminée d'ici 2019 selon The Sacramento Rodeo.Le mois dernier, le conseiller municipal de Los Angeles Dave Bing a proposé</text:p>
          </table:table-cell>
          <table:table-cell office:value-type="string" calcext:value-type="string">
            <text:p>oui</text:p>
          </table:table-cell>
        </table:table-row>
        <table:table-row table:style-name="ro1">
          <table:table-cell office:value-type="float" office:value="7" calcext:value-type="float">
            <text:p>7</text:p>
          </table:table-cell>
          <table:table-cell office:value-type="string" calcext:value-type="string">
            <text:p>The Government has just set up a centre for</text:p>
          </table:table-cell>
          <table:table-cell office:value-type="string" calcext:value-type="string">
            <text:p>Le plan proposé par le gouvernement pour les soins et le soutien aux sans-abri sera élaboré par un groupe d'experts. elle sera également présentée pour la première fois au parlement australien le 19 juillet lors d'une audition publique à l'horizon. Le plan prévoit l'introduction du nouveau programme national de réduction des sans-abri et d'aide à la recherche d'un emploi.</text:p>
          </table:table-cell>
          <table:table-cell office:value-type="string" calcext:value-type="string">
            <text:p>oui</text:p>
          </table:table-cell>
        </table:table-row>
        <table:table-row table:style-name="ro1">
          <table:table-cell office:value-type="float" office:value="8" calcext:value-type="float">
            <text:p>8</text:p>
          </table:table-cell>
          <table:table-cell office:value-type="string" calcext:value-type="string">
            <text:p>Production levels of fossil fuels coal oil gas</text:p>
          </table:table-cell>
          <table:table-cell office:value-type="string" calcext:value-type="string">
            <text:p>la valeur du pétrole ou du gaz peut être négative. il a été entreposé dans des puits de pétrole brut ou de gaz naturel pendant une courte période et il n'a pas été consommé ou consommé sous forme liquide, p. ex. de 6 milliards à 5,5 millions de dollars, parce qu'il n'est pas utilisé sous forme liquide, ou dans le cas de tampons de puits de pétrole, ont été traités sous forme liquide.</text:p>
          </table:table-cell>
          <table:table-cell office:value-type="string" calcext:value-type="string">
            <text:p>non</text:p>
          </table:table-cell>
        </table:table-row>
        <table:table-row table:style-name="ro1">
          <table:table-cell office:value-type="float" office:value="9" calcext:value-type="float">
            <text:p>9</text:p>
          </table:table-cell>
          <table:table-cell office:value-type="string" calcext:value-type="string">
            <text:p>Whatever the climatosceptics say, global warming is a reality</text:p>
          </table:table-cell>
          <table:table-cell office:value-type="string" calcext:value-type="string">
            <text:p>La bonne nouvelle est qu'en tant que science, nous pouvons avoir de bonnes raisons de bouger. Écoutez les gens de la rue et demandez-leur à quoi ils pensent que le climat ressemble maintenant. Ils devraient savoir quoi faire.</text:p>
          </table:table-cell>
          <table:table-cell office:value-type="string" calcext:value-type="string">
            <text:p>je ne sais pas</text:p>
          </table:table-cell>
        </table:table-row>
        <table:table-row table:style-name="ro1">
          <table:table-cell office:value-type="float" office:value="10" calcext:value-type="float">
            <text:p>10</text:p>
          </table:table-cell>
          <table:table-cell office:value-type="string" calcext:value-type="string">
            <text:p>While glut hunting has been banned</text:p>
          </table:table-cell>
          <table:table-cell office:value-type="string" calcext:value-type="string">
            <text:p>des chercheurs de l'université de St Andrews dans le uk ont trouvé un certain nombre d'espèces animales différentes qui vivent sur le terrain de chasse ou dans la forêt voisine. une espèce en particulier est un prédateur extrêmement agressif, connu sous le nom de guépard lupus, qui vit au large du sol dans le sol forestier.</text:p>
          </table:table-cell>
          <table:table-cell office:value-type="string" calcext:value-type="string">
            <text:p>oui</text:p>
          </table:table-cell>
        </table:table-row>
        <table:table-row table:style-name="ro1">
          <table:table-cell office:value-type="float" office:value="11" calcext:value-type="float">
            <text:p>11</text:p>
          </table:table-cell>
          <table:table-cell office:value-type="string" calcext:value-type="string">
            <text:p>The presence of a Christmas tree in the house</text:p>
          </table:table-cell>
          <table:table-cell office:value-type="string" calcext:value-type="string">
            <text:p>la famille a dit que leur maison était vendue à un rabais sur le prix actuel. mais il ne pensait pas que cela pouvait être possible, mais il n'a pas encore entendu parler de la vente.</text:p>
          </table:table-cell>
          <table:table-cell office:value-type="string" calcext:value-type="string">
            <text:p>non</text:p>
          </table:table-cell>
        </table:table-row>
        <table:table-row table:style-name="ro1">
          <table:table-cell office:value-type="float" office:value="12" calcext:value-type="float">
            <text:p>12</text:p>
          </table:table-cell>
          <table:table-cell office:value-type="string" calcext:value-type="string">
            <text:p>Air pollution remains the leading cause of death</text:p>
          </table:table-cell>
          <table:table-cell office:value-type="string" calcext:value-type="string">
            <text:p>La pollution atmosphérique demeure la principale cause de mortalité chez les hommes et les femmes dans le monde, et ce nombre accru de décès est devenu encore plus tragique à mesure que le changement climatique continue d'augmenter.</text:p>
          </table:table-cell>
          <table:table-cell office:value-type="string" calcext:value-type="string">
            <text:p>oui</text:p>
          </table:table-cell>
        </table:table-row>
        <table:table-row table:style-name="ro1">
          <table:table-cell office:value-type="float" office:value="13" calcext:value-type="float">
            <text:p>13</text:p>
          </table:table-cell>
          <table:table-cell office:value-type="string" calcext:value-type="string">
            <text:p>N2O Nitrogen Protoxide Emissions A Powerful Gas</text:p>
          </table:table-cell>
          <table:table-cell office:value-type="string" calcext:value-type="string">
            <text:p>Nous utilisons la technologie développée dans nos laboratoires pour offrir la meilleure performance possible dans chaque mode. Des véhicules alimentés par batterie aux hybrides de faible puissance et aux voitures électriques rechargeables, nous offrons les solutions les plus efficaces en matière d'économie de carburant et d'alimentation par batterie.</text:p>
          </table:table-cell>
          <table:table-cell office:value-type="string" calcext:value-type="string">
            <text:p>oui</text:p>
          </table:table-cell>
        </table:table-row>
        <table:table-row table:style-name="ro1">
          <table:table-cell office:value-type="float" office:value="14" calcext:value-type="float">
            <text:p>14</text:p>
          </table:table-cell>
          <table:table-cell office:value-type="string" calcext:value-type="string">
            <text:p>We knew that the highest peaks of our planet</text:p>
          </table:table-cell>
          <table:table-cell office:value-type="string" calcext:value-type="string">
            <text:p>Nous savions que les pics les plus élevés de notre planète seraient sous basse pression et qu'ils devaient être supérieurs à 1 000 degrés et que c'était donc un problème. nous sommes allés à l'administration nationale de l'aéronautique et de l'espace, à l'administration fédérale de l'aviation et aux faa, et nous avons eu une idée du problème, c'est-à-dire que les choses peuvent aller plus vite, cela signifie que les choses resteront de la même manière, etc.</text:p>
          </table:table-cell>
          <table:table-cell office:value-type="string" calcext:value-type="string">
            <text:p>oui</text:p>
          </table:table-cell>
        </table:table-row>
        <table:table-row table:style-name="ro1">
          <table:table-cell office:value-type="float" office:value="15" calcext:value-type="float">
            <text:p>15</text:p>
          </table:table-cell>
          <table:table-cell office:value-type="string" calcext:value-type="string">
            <text:p>In the industrialized countries the green revolution of the 1960s</text:p>
          </table:table-cell>
          <table:table-cell office:value-type="string" calcext:value-type="string">
            <text:p>Dans la plupart des pays en développement, un tel changement n'est pas apparent. à long terme, les résultats de la révolution industrielle d'aujourd'hui semblent susceptibles d'être différents de ce qui était prévu, de sorte que nous ne pouvons pas être certains quand les changements vont commencer à venir. l'effet des changements sur l'investissement public sera le même pour chaque pays. Cela signifie que le secteur public le plus important du monde en développement aura peu ou pas d'impact sur la croissance économique dans cette nouvelle ère.</text:p>
          </table:table-cell>
          <table:table-cell office:value-type="string" calcext:value-type="string">
            <text:p>oui</text:p>
          </table:table-cell>
        </table:table-row>
        <table:table-row table:style-name="ro1">
          <table:table-cell office:value-type="float" office:value="16" calcext:value-type="float">
            <text:p>16</text:p>
          </table:table-cell>
          <table:table-cell office:value-type="string" calcext:value-type="string">
            <text:p>During these periods of containment of too many animals of</text:p>
          </table:table-cell>
          <table:table-cell office:value-type="string" calcext:value-type="string">
            <text:p>un grand nombre d'espèces auront succombé, ou se seront désembuées. Cela ne se produit que lors d'une attaque non provoquée, lorsqu'un animal n'a pas encore suffisamment d'organes, ce qui le fait succomber au prédateur ou d'autres façons ne sont plus dans la nature. la cause de la disparition de l'espèce n'est pas déterminée, donc ce n'est pas la seule cause possible.</text:p>
          </table:table-cell>
          <table:table-cell office:value-type="string" calcext:value-type="string">
            <text:p>je ne sais pas</text:p>
          </table:table-cell>
        </table:table-row>
        <table:table-row table:style-name="ro1">
          <table:table-cell office:value-type="float" office:value="17" calcext:value-type="float">
            <text:p>17</text:p>
          </table:table-cell>
          <table:table-cell office:value-type="string" calcext:value-type="string">
            <text:p>According to the new definition of the designation of a planet</text:p>
          </table:table-cell>
          <table:table-cell office:value-type="string" calcext:value-type="string">
            <text:p>le soleil est un corps d'eau liquide 2,4 fois plus massif que la Terre. Cela signifie qu'il y a une quantité infinie d'eau à l'intérieur de chaque étoile, selon la nouvelle définition de la désignation de la planète Terre. la planète Terre est plus petite que le Soleil d'environ 10 milliards d'années-lumière.</text:p>
          </table:table-cell>
          <table:table-cell office:value-type="string" calcext:value-type="string">
            <text:p>non</text:p>
          </table:table-cell>
        </table:table-row>
        <table:table-row table:style-name="ro1">
          <table:table-cell office:value-type="float" office:value="18" calcext:value-type="float">
            <text:p>18</text:p>
          </table:table-cell>
          <table:table-cell office:value-type="string" calcext:value-type="string">
            <text:p>Even if we were able to stop all our emissions of</text:p>
          </table:table-cell>
          <table:table-cell office:value-type="string" calcext:value-type="string">
            <text:p>le scandale de climatgate était un problème énorme, mais c'est aussi quelque chose que je n'aurais pas attendu de certains de mes pairs. ils critiquaient tellement l'entreprise qu'ils ont poursuivi pour récupérer leurs actifs de Greenpeace, affirmant qu'ils ne les utiliseraient pas pour faire un bien.</text:p>
          </table:table-cell>
          <table:table-cell office:value-type="string" calcext:value-type="string">
            <text:p>oui</text:p>
          </table:table-cell>
        </table:table-row>
        <table:table-row table:style-name="ro1">
          <table:table-cell office:value-type="float" office:value="19" calcext:value-type="float">
            <text:p>19</text:p>
          </table:table-cell>
          <table:table-cell office:value-type="string" calcext:value-type="string">
            <text:p>Every year the archipelago of Mayotte sees a few hundred turtles</text:p>
          </table:table-cell>
          <table:table-cell office:value-type="string" calcext:value-type="string">
            <text:p>Cette année, nous travaillons avec le SeaWorld Conservation Council pour amener les tortues dès que possible. nous aimerions redonner à la communauté des tortues marines en organisant un événement spécial.</text:p>
          </table:table-cell>
          <table:table-cell office:value-type="string" calcext:value-type="string">
            <text:p>non</text:p>
          </table:table-cell>
        </table:table-row>
        <table:table-row table:style-name="ro1">
          <table:table-cell office:value-type="float" office:value="20" calcext:value-type="float">
            <text:p>20</text:p>
          </table:table-cell>
          <table:table-cell office:value-type="string" calcext:value-type="string">
            <text:p>The largest continental rift in the world the system of</text:p>
          </table:table-cell>
          <table:table-cell office:value-type="string" calcext:value-type="string">
            <text:p>le plus grand fossé continental dans le monde le système des modèles climatiques de l'âge de la glace peut être estimé en combinant toutes les observations et reconstructions précédentes. Il s'agit tout au plus de deux grands processus régionaux et saisonniers qui n'ont pas tous des effets différents sur le climat. Toutefois, au cours des 300 à 700 prochaines années, les températures sont de 2,16-0,25 C.</text:p>
          </table:table-cell>
          <table:table-cell office:value-type="string" calcext:value-type="string">
            <text:p>non</text:p>
          </table:table-cell>
        </table:table-row>
        <table:table-row table:style-name="ro1">
          <table:table-cell office:value-type="float" office:value="21" calcext:value-type="float">
            <text:p>21</text:p>
          </table:table-cell>
          <table:table-cell office:value-type="string" calcext:value-type="string">
            <text:p>Current global warming exacerbates the erosion of the coastline, which</text:p>
          </table:table-cell>
          <table:table-cell office:value-type="string" calcext:value-type="string">
            <text:p>le Fonds mondial pour la faune a élaboré une série de plans pour protéger les espèces et les populations indigènes sur le continent. les plans incluent:Planifier un plan de gestion environnementaleConservation culturelleProtection de la biodiversitéUne gamme d'espèces durablesSelon les estimations, de 10 à 15 millions de personnes vivent dans un hectare de l'un des plus grands parcs nationaux du monde.</text:p>
          </table:table-cell>
          <table:table-cell office:value-type="string" calcext:value-type="string">
            <text:p>oui</text:p>
          </table:table-cell>
        </table:table-row>
        <table:table-row table:style-name="ro1">
          <table:table-cell office:value-type="float" office:value="22" calcext:value-type="float">
            <text:p>22</text:p>
          </table:table-cell>
          <table:table-cell office:value-type="string" calcext:value-type="string">
            <text:p>Little by little the flat worms conquered new territories</text:p>
          </table:table-cell>
          <table:table-cell office:value-type="string" calcext:value-type="string">
            <text:p>Les empires romain et austro-hongrois existaient en tant qu'alliance militaire active entre les deux nations et entretenaient des liens interreligieux étroits. Le résultat le plus improbable pour l'un ou l'autre de ces deux pays serait l'effondrement de l'empire romain, mais cela ne veut pas dire qu'aucune des deux nations n'aurait été possible si personne n'était entré dans la guerre.</text:p>
          </table:table-cell>
          <table:table-cell office:value-type="string" calcext:value-type="string">
            <text:p>non</text:p>
          </table:table-cell>
        </table:table-row>
        <table:table-row table:style-name="ro1">
          <table:table-cell office:value-type="float" office:value="23" calcext:value-type="float">
            <text:p>23</text:p>
          </table:table-cell>
          <table:table-cell office:value-type="string" calcext:value-type="string">
            <text:p>Instead of decreasing at source their emissions of</text:p>
          </table:table-cell>
          <table:table-cell office:value-type="string" calcext:value-type="string">
            <text:p>Les émissions mondiales de gaz à effet de serre augmentent rapidement, en particulier à des profondeurs plus basses dans l'atmosphère. l'autre grand moteur est le fait que la Chine et l'Inde ont profité des avantages économiques des sources d'énergie plus propres.</text:p>
          </table:table-cell>
          <table:table-cell office:value-type="string" calcext:value-type="string">
            <text:p>oui</text:p>
          </table:table-cell>
        </table:table-row>
        <table:table-row table:style-name="ro1">
          <table:table-cell office:value-type="float" office:value="24" calcext:value-type="float">
            <text:p>24</text:p>
          </table:table-cell>
          <table:table-cell office:value-type="string" calcext:value-type="string">
            <text:p>Light pollution definition It is referred to as light pollution or light pollution.</text:p>
          </table:table-cell>
          <table:table-cell office:value-type="string" calcext:value-type="string">
            <text:p>définition de la pollution légèreLa dioxines s'expose à un composé chimique qui peut causer certains problèmes de santé (tels que l'asthme, le diabète) ou des dommages aux tissus corporels tels que : maladie du coeurDiabètesAttaques de coeurMaladies causées par l'eau contaminéeMaladies causées par des toxinesPression artérielle élevéeMaladiesToux Bouche sècheVie blurvéeFatigueMaladie de l'intestin inflammatoireMaladie de l'intestinPain et de la peau</text:p>
          </table:table-cell>
          <table:table-cell office:value-type="string" calcext:value-type="string">
            <text:p>oui</text:p>
          </table:table-cell>
        </table:table-row>
        <table:table-row table:style-name="ro1">
          <table:table-cell office:value-type="float" office:value="25" calcext:value-type="float">
            <text:p>25</text:p>
          </table:table-cell>
          <table:table-cell office:value-type="string" calcext:value-type="string">
            <text:p>This Sunday the government has just granted an exemption to hunters</text:p>
          </table:table-cell>
          <table:table-cell office:value-type="string" calcext:value-type="string">
            <text:p>plus de 1300 chasseurs seraient autorisés à chasser sur les terrains de chasse de l'État, sur des terres désignées pour la chasse, à compter du 1er octobre. le gouvernement vient d'accorder une exemption aux chasseurs, qui ne seront autorisés sur un permis de chasse que s'ils chassent dans les 18 jours.</text:p>
          </table:table-cell>
          <table:table-cell office:value-type="string" calcext:value-type="string">
            <text:p>je ne sais pas</text:p>
          </table:table-cell>
        </table:table-row>
        <table:table-row table:style-name="ro1">
          <table:table-cell office:value-type="float" office:value="26" calcext:value-type="float">
            <text:p>26</text:p>
          </table:table-cell>
          <table:table-cell office:value-type="string" calcext:value-type="string">
            <text:p>According to the first comprehensive global assessment of degradation and</text:p>
          </table:table-cell>
          <table:table-cell office:value-type="string" calcext:value-type="string">
            <text:p>les effets néfastes les plus graves peuvent se produire pour les groupes de population vulnérables tels que les mauvaises conditions de vie dans les régions du monde où les systèmes d'approvisionnement en eau sont médiocres. la première évaluation globale de la dégradation de l'environnement des émissions mondiales de gaz à effet de serre publiée sur le mardi.</text:p>
          </table:table-cell>
          <table:table-cell office:value-type="string" calcext:value-type="string">
            <text:p>oui</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2-04T22:31:56.295924276</dc:date>
    <meta:editing-duration>PT6M33S</meta:editing-duration>
    <meta:editing-cycles>3</meta:editing-cycles>
    <meta:generator>LibreOffice/6.4.6.2$Linux_X86_64 LibreOffice_project/40$Build-2</meta:generator>
    <meta:document-statistic meta:table-count="1" meta:cell-count="110" meta:object-count="0"/>
  </office:meta>
</office:document-meta>
</file>